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75in"/>
    </style:style>
    <style:style style:name="co2" style:family="table-column">
      <style:table-column-properties fo:break-before="auto" style:column-width="1.5874in"/>
    </style:style>
    <style:style style:name="co3" style:family="table-column">
      <style:table-column-properties fo:break-before="auto" style:column-width="1.7882in"/>
    </style:style>
    <style:style style:name="co4" style:family="table-column">
      <style:table-column-properties fo:break-before="auto" style:column-width="1.7634in"/>
    </style:style>
    <style:style style:name="co5" style:family="table-column">
      <style:table-column-properties fo:break-before="auto" style:column-width="1.9138in"/>
    </style:style>
    <style:style style:name="co6" style:family="table-column">
      <style:table-column-properties fo:break-before="auto" style:column-width="1.7465in"/>
    </style:style>
    <style:style style:name="co7" style:family="table-column">
      <style:table-column-properties fo:break-before="auto" style:column-width="1.6043in"/>
    </style:style>
    <style:style style:name="co8" style:family="table-column">
      <style:table-column-properties fo:break-before="auto" style:column-width="1.663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" style:family="table-cell" style:parent-style-name="Default" style:data-style-name="N130"/>
    <style:style style:name="ce30" style:family="table-cell" style:parent-style-name="Default" style:data-style-name="N0"/>
    <style:style style:name="ce2" style:family="table-cell" style:parent-style-name="Default" style:data-style-name="N132"/>
    <style:style style:name="ce14" style:family="table-cell" style:parent-style-name="Default" style:data-style-name="N132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32">
      <style:table-cell-properties fo:border="none"/>
    </style:style>
    <style:style style:name="ce16" style:family="table-cell" style:parent-style-name="Default" style:data-style-name="N11"/>
    <style:style style:name="ce17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36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 style:data-style-name="N130">
      <style:table-cell-properties fo:border-bottom="none" fo:border-left="none" fo:border-right="0.74pt solid #000000" fo:border-top="none"/>
    </style:style>
    <style:style style:name="ce40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23" style:family="table-cell" style:parent-style-name="Default" style:data-style-name="N132">
      <style:table-cell-properties fo:border-bottom="none" fo:border-left="none" fo:border-right="0.74pt solid #000000" fo:border-top="none"/>
    </style:style>
    <style:style style:name="ce24" style:family="table-cell" style:parent-style-name="Default" style:data-style-name="N132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ce1"/>
        <table:table-column table:style-name="co3" table:default-cell-style-name="ce2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4" office:value-type="string" calcext:value-type="string">
            <text:p>Great Wall motor company limited</text:p>
          </table:table-cell>
          <table:table-cell office:value-type="float" office:value="2024" calcext:value-type="float">
            <text:p>2024</text:p>
          </table:table-cell>
          <table:table-cell table:style-name="ce7" office:value-type="float" office:value="2023" calcext:value-type="float">
            <text:p>2023</text:p>
          </table:table-cell>
          <table:table-cell table:style-name="ce20" office:value-type="float" office:value="2022" calcext:value-type="float">
            <text:p>2022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table:style-name="ce5" office:value-type="float" office:value="0.12497" calcext:value-type="float">
            <text:p>0.12497</text:p>
          </table:table-cell>
          <table:table-cell table:style-name="ce1"/>
          <table:table-cell/>
          <table:table-cell table:style-name="Default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otal assets:</text:p>
          </table:table-cell>
          <table:table-cell table:style-name="ce1" office:value-type="currency" office:currency="CNY" office:value="217266223746.47" calcext:value-type="currency">
            <text:p>￥217,266,223,746.47</text:p>
          </table:table-cell>
          <table:table-cell table:style-name="ce1" office:value-type="currency" office:currency="CNY" office:value="201270288570.21" calcext:value-type="currency">
            <text:p>￥201,270,288,570.21</text:p>
          </table:table-cell>
          <table:table-cell office:value-type="currency" office:currency="CNY" office:value="185357300473.07" calcext:value-type="currency">
            <text:p>￥185,357,300,473.07</text:p>
          </table:table-cell>
          <table:table-cell office:value-type="currency" office:currency="CNY" office:value="175408020587.93" calcext:value-type="currency">
            <text:p>￥175,408,020,587.9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otal shareholders eq</text:p>
          </table:table-cell>
          <table:table-cell table:style-name="ce1" office:value-type="currency" office:currency="CNY" office:value="78996228818.7" calcext:value-type="currency">
            <text:p>￥78,996,228,818.70</text:p>
          </table:table-cell>
          <table:table-cell table:style-name="ce1" office:value-type="currency" office:currency="CNY" office:value="68508783945.19" calcext:value-type="currency">
            <text:p>￥68,508,783,945.19</text:p>
          </table:table-cell>
          <table:table-cell office:value-type="currency" office:currency="CNY" office:value="65215908115.3" calcext:value-type="currency">
            <text:p>￥65,215,908,115.30</text:p>
          </table:table-cell>
          <table:table-cell office:value-type="currency" office:currency="CNY" office:value="62128482772.84" calcext:value-type="currency">
            <text:p>￥62,128,482,772.8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et income /Net loss</text:p>
          </table:table-cell>
          <table:table-cell table:style-name="ce1" office:value-type="currency" office:currency="CNY" office:value="12692439329.49" calcext:value-type="currency">
            <text:p>￥12,692,439,329.49</text:p>
          </table:table-cell>
          <table:table-cell table:style-name="ce1" office:value-type="currency" office:currency="CNY" office:value="7022812723.95" calcext:value-type="currency">
            <text:p>￥7,022,812,723.95</text:p>
          </table:table-cell>
          <table:table-cell office:value-type="currency" office:currency="CNY" office:value="8252807609.55" calcext:value-type="currency">
            <text:p>￥8,252,807,609.55</text:p>
          </table:table-cell>
          <table:table-cell office:value-type="currency" office:currency="CNY" office:value="6725014517.95" calcext:value-type="currency">
            <text:p>￥6,725,014,517.95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Total revenues</text:p>
          </table:table-cell>
          <table:table-cell table:style-name="ce1" office:value-type="currency" office:currency="CNY" office:value="202195472334.88" calcext:value-type="currency">
            <text:p>￥202,195,472,334.88</text:p>
          </table:table-cell>
          <table:table-cell table:style-name="ce1" office:value-type="currency" office:currency="CNY" office:value="173212076757.97" calcext:value-type="currency">
            <text:p>￥173,212,076,757.97</text:p>
          </table:table-cell>
          <table:table-cell office:value-type="currency" office:currency="CNY" office:value="137339985187.76" calcext:value-type="currency">
            <text:p>￥137,339,985,187.76</text:p>
          </table:table-cell>
          <table:table-cell office:value-type="currency" office:currency="CNY" office:value="136404663038.67" calcext:value-type="currency">
            <text:p>￥136,404,663,038.6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umber of shares <text:s/></text:p>
          </table:table-cell>
          <table:table-cell table:style-name="ce30" office:value-type="float" office:value="8556164379" calcext:value-type="float">
            <text:p>8556164379</text:p>
          </table:table-cell>
          <table:table-cell table:style-name="ce30" office:value-type="float" office:value="8497528597" calcext:value-type="float">
            <text:p>8497528597</text:p>
          </table:table-cell>
          <table:table-cell table:style-name="ce30" office:value-type="float" office:value="8764512467" calcext:value-type="float">
            <text:p>8764512467</text:p>
          </table:table-cell>
          <table:table-cell table:style-name="ce40" office:value-type="float" office:value="9235713278" calcext:value-type="float">
            <text:p>923571327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Stock price</text:p>
          </table:table-cell>
          <table:table-cell table:style-name="ce30" office:value-type="float" office:value="1.66" calcext:value-type="float">
            <text:p>1.66</text:p>
          </table:table-cell>
          <table:table-cell table:style-name="ce30" office:value-type="float" office:value="1.22" calcext:value-type="float">
            <text:p>1.22</text:p>
          </table:table-cell>
          <table:table-cell table:style-name="ce30" office:value-type="float" office:value="1.28" calcext:value-type="float">
            <text:p>1.28</text:p>
          </table:table-cell>
          <table:table-cell table:style-name="ce30" office:value-type="float" office:value="3.39" calcext:value-type="float">
            <text:p>3.39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Market capitalization</text:p>
          </table:table-cell>
          <table:table-cell table:style-name="ce1" table:formula="of:=[.B7] * [.B8]" office:value-type="currency" office:currency="CNY" office:value="14203232869.14" calcext:value-type="currency">
            <text:p>￥14,203,232,869.14</text:p>
          </table:table-cell>
          <table:table-cell table:style-name="ce1" table:formula="of:=[.C7] * [.C8]" office:value-type="currency" office:currency="CNY" office:value="10366984888.34" calcext:value-type="currency">
            <text:p>￥10,366,984,888.34</text:p>
          </table:table-cell>
          <table:table-cell table:formula="of:=[.D7] * [.D8]" office:value-type="currency" office:currency="CNY" office:value="11218575957.76" calcext:value-type="currency">
            <text:p>￥11,218,575,957.76</text:p>
          </table:table-cell>
          <table:table-cell table:style-name="ce1" table:formula="of:=[.E7] * [.E8]" office:value-type="currency" office:currency="CNY" office:value="31309068012.42" calcext:value-type="currency">
            <text:p>￥31,309,068,012.42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3"/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1">
          <table:table-cell table:style-name="ce4" office:value-type="string" calcext:value-type="string">
            <text:p>In EUR</text:p>
          </table:table-cell>
          <table:table-cell table:style-name="ce1"/>
          <table:table-cell table:style-name="ce2"/>
          <table:table-cell/>
          <table:table-cell table:style-name="ce23"/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Total assets:</text:p>
          </table:table-cell>
          <table:table-cell table:style-name="ce2" table:formula="of:=[.B3] * [.$A$2]" office:value-type="currency" office:currency="EUR" office:value="27151759981.5964" calcext:value-type="currency">
            <text:p>27,151,759,981.60 EUR</text:p>
          </table:table-cell>
          <table:table-cell table:style-name="ce2" table:formula="of:=[.C3] * [.$A$2]" office:value-type="currency" office:currency="EUR" office:value="25152747962.6191" calcext:value-type="currency">
            <text:p>25,152,747,962.62 EUR</text:p>
          </table:table-cell>
          <table:table-cell table:style-name="ce2" table:formula="of:=[.D3] * [.$A$2]" office:value-type="currency" office:currency="EUR" office:value="23164101840.1196" calcext:value-type="currency">
            <text:p>23,164,101,840.12 EUR</text:p>
          </table:table-cell>
          <table:table-cell table:style-name="ce23" table:formula="of:=[.E3] * [.$A$2]" office:value-type="currency" office:currency="EUR" office:value="21920740332.8736" calcext:value-type="currency">
            <text:p>21,920,740,332.87 EUR</text:p>
          </table:table-cell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Total shareholders eq</text:p>
          </table:table-cell>
          <table:table-cell table:style-name="ce2" table:formula="of:=[.B4] * [.$A$2]" office:value-type="currency" office:currency="EUR" office:value="9872158715.47294" calcext:value-type="currency">
            <text:p>9,872,158,715.47 EUR</text:p>
          </table:table-cell>
          <table:table-cell table:style-name="ce2" table:formula="of:=[.C4] * [.$A$2]" office:value-type="currency" office:currency="EUR" office:value="8561542729.63039" calcext:value-type="currency">
            <text:p>8,561,542,729.63 EUR</text:p>
          </table:table-cell>
          <table:table-cell table:style-name="ce2" table:formula="of:=[.D4] * [.$A$2]" office:value-type="currency" office:currency="EUR" office:value="8150032037.16904" calcext:value-type="currency">
            <text:p>8,150,032,037.17 EUR</text:p>
          </table:table-cell>
          <table:table-cell table:style-name="ce23" table:formula="of:=[.E4] * [.$A$2]" office:value-type="currency" office:currency="EUR" office:value="7764196492.12181" calcext:value-type="currency">
            <text:p>7,764,196,492.12 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 income /Net loss</text:p>
          </table:table-cell>
          <table:table-cell table:style-name="ce2" table:formula="of:=[.B5] * [.$A$2]" office:value-type="currency" office:currency="EUR" office:value="1586174143.00637" calcext:value-type="currency">
            <text:p>1,586,174,143.01 EUR</text:p>
          </table:table-cell>
          <table:table-cell table:style-name="ce2" table:formula="of:=[.C5] * [.$A$2]" office:value-type="currency" office:currency="EUR" office:value="877640906.112032" calcext:value-type="currency">
            <text:p>877,640,906.11 EUR</text:p>
          </table:table-cell>
          <table:table-cell table:style-name="ce2" table:formula="of:=[.D5] * [.$A$2]" office:value-type="currency" office:currency="EUR" office:value="1031353366.96546" calcext:value-type="currency">
            <text:p>1,031,353,366.97 EUR</text:p>
          </table:table-cell>
          <table:table-cell table:style-name="ce23" table:formula="of:=[.E5] * [.$A$2]" office:value-type="currency" office:currency="EUR" office:value="840425064.308211" calcext:value-type="currency">
            <text:p>840,425,064.31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 revenues</text:p>
          </table:table-cell>
          <table:table-cell table:style-name="ce14" table:formula="of:=[.B6] * [.$A$2]" office:value-type="currency" office:currency="EUR" office:value="25268368177.69" calcext:value-type="currency">
            <text:p>25,268,368,177.69 EUR</text:p>
          </table:table-cell>
          <table:table-cell table:style-name="ce14" table:formula="of:=[.C6] * [.$A$2]" office:value-type="currency" office:currency="EUR" office:value="21646313232.4435" calcext:value-type="currency">
            <text:p>21,646,313,232.44 EUR</text:p>
          </table:table-cell>
          <table:table-cell table:style-name="ce14" table:formula="of:=[.D6] * [.$A$2]" office:value-type="currency" office:currency="EUR" office:value="17163377948.9144" calcext:value-type="currency">
            <text:p>17,163,377,948.91 EUR</text:p>
          </table:table-cell>
          <table:table-cell table:style-name="ce24" table:formula="of:=[.E6] * [.$A$2]" office:value-type="currency" office:currency="EUR" office:value="17046490739.9426" calcext:value-type="currency">
            <text:p>17,046,490,739.94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rket capitalization</text:p>
          </table:table-cell>
          <table:table-cell table:style-name="ce14" table:formula="of:=[.B9] * [.$A$2]" office:value-type="currency" office:currency="EUR" office:value="1774978011.65643" calcext:value-type="currency">
            <text:p>1,774,978,011.66 EUR</text:p>
          </table:table-cell>
          <table:table-cell table:style-name="ce14" table:formula="of:=[.C9] * [.$A$2]" office:value-type="currency" office:currency="EUR" office:value="1295562101.49585" calcext:value-type="currency">
            <text:p>1,295,562,101.50 EUR</text:p>
          </table:table-cell>
          <table:table-cell table:style-name="ce14" table:formula="of:=[.D9] * [.$A$2]" office:value-type="currency" office:currency="EUR" office:value="1401985437.44127" calcext:value-type="currency">
            <text:p>1,401,985,437.44 EUR</text:p>
          </table:table-cell>
          <table:table-cell table:style-name="ce14" table:formula="of:=[.E9] * [.$A$2]" office:value-type="currency" office:currency="EUR" office:value="3912694229.51213" calcext:value-type="currency">
            <text:p>3,912,694,229.51 EUR</text:p>
          </table:table-cell>
          <table:table-cell table:number-columns-repeated="4"/>
        </table:table-row>
        <table:table-row table:style-name="ro3">
          <table:table-cell table:style-name="ce8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4" office:value-type="string" calcext:value-type="string">
            <text:p>Li Auto</text:p>
          </table:table-cell>
          <table:table-cell office:value-type="float" office:value="2024" calcext:value-type="float">
            <text:p>2024</text:p>
          </table:table-cell>
          <table:table-cell table:style-name="ce7" office:value-type="float" office:value="2023" calcext:value-type="float">
            <text:p>202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table:style-name="ce13"/>
          <table:table-cell table:style-name="ce1"/>
          <table:table-cell/>
          <table:table-cell table:style-name="Default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otal assets:</text:p>
          </table:table-cell>
          <table:table-cell table:style-name="ce1" office:value-type="currency" office:currency="CNY" office:value="162349079000" calcext:value-type="currency">
            <text:p>￥162,349,079,000.00</text:p>
          </table:table-cell>
          <table:table-cell table:style-name="ce1" office:value-type="currency" office:currency="CNY" office:value="143467471000" calcext:value-type="currency">
            <text:p>￥143,467,471,000.00</text:p>
          </table:table-cell>
          <table:table-cell office:value-type="currency" office:currency="CNY" office:value="86537951000" calcext:value-type="currency">
            <text:p>￥86,537,951,000.00</text:p>
          </table:table-cell>
          <table:table-cell office:value-type="currency" office:currency="CNY" office:value="61848913000" calcext:value-type="currency">
            <text:p>￥61,848,913,000.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otal shareholders eq</text:p>
          </table:table-cell>
          <table:table-cell table:style-name="ce1" office:value-type="currency" office:currency="CNY" office:value="71320382000" calcext:value-type="currency">
            <text:p>￥71,320,382,000.00</text:p>
          </table:table-cell>
          <table:table-cell table:style-name="ce1" office:value-type="currency" office:currency="CNY" office:value="60575222000" calcext:value-type="currency">
            <text:p>￥60,575,222,000.00</text:p>
          </table:table-cell>
          <table:table-cell office:value-type="currency" office:currency="CNY" office:value="45186307000" calcext:value-type="currency">
            <text:p>￥45,186,307,000.00</text:p>
          </table:table-cell>
          <table:table-cell office:value-type="currency" office:currency="CNY" office:value="41064302000" calcext:value-type="currency">
            <text:p>￥41,064,302,000.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et income /Net loss</text:p>
          </table:table-cell>
          <table:table-cell table:style-name="ce1" office:value-type="currency" office:currency="CNY" office:value="8045250000" calcext:value-type="currency">
            <text:p>￥8,045,250,000.00</text:p>
          </table:table-cell>
          <table:table-cell table:style-name="ce1" office:value-type="currency" office:currency="CNY" office:value="11809125000" calcext:value-type="currency">
            <text:p>￥11,809,125,000.00</text:p>
          </table:table-cell>
          <table:table-cell office:value-type="currency" office:currency="CNY" office:value="-2032348000" calcext:value-type="currency">
            <text:p>-￥2,032,348,000.00</text:p>
          </table:table-cell>
          <table:table-cell office:value-type="currency" office:currency="CNY" office:value="-321455000" calcext:value-type="currency">
            <text:p>-￥321,455,000.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otal revenues</text:p>
          </table:table-cell>
          <table:table-cell table:style-name="ce1" office:value-type="currency" office:currency="CNY" office:value="144459946000" calcext:value-type="currency">
            <text:p>￥144,459,946,000.00</text:p>
          </table:table-cell>
          <table:table-cell table:style-name="ce1" office:value-type="currency" office:currency="CNY" office:value="123851332000" calcext:value-type="currency">
            <text:p>￥123,851,332,000.00</text:p>
          </table:table-cell>
          <table:table-cell office:value-type="currency" office:currency="CNY" office:value="45286816000" calcext:value-type="currency">
            <text:p>￥45,286,816,000.00</text:p>
          </table:table-cell>
          <table:table-cell office:value-type="currency" office:currency="CNY" office:value="27009779000" calcext:value-type="currency">
            <text:p>￥27,009,779,000.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umber of shares <text:s/></text:p>
          </table:table-cell>
          <table:table-cell table:style-name="ce30" office:value-type="float" office:value="1651894442" calcext:value-type="float">
            <text:p>1651894442</text:p>
          </table:table-cell>
          <table:table-cell table:style-name="ce30" office:value-type="float" office:value="1629850850" calcext:value-type="float">
            <text:p>1629850850</text:p>
          </table:table-cell>
          <table:table-cell table:style-name="ce30" office:value-type="float" office:value="1598541812" calcext:value-type="float">
            <text:p>1598541812</text:p>
          </table:table-cell>
          <table:table-cell table:style-name="ce30" office:value-type="float" office:value="1573750346" calcext:value-type="float">
            <text:p>1573750346</text:p>
          </table:table-cell>
          <table:table-cell table:style-name="ce2"/>
          <table:table-cell table:number-columns-repeated="3"/>
        </table:table-row>
        <table:table-row table:style-name="ro4">
          <table:table-cell office:value-type="string" calcext:value-type="string">
            <text:p>Stock price</text:p>
          </table:table-cell>
          <table:table-cell table:style-name="ce30" office:value-type="float" office:value="23.99" calcext:value-type="float">
            <text:p>23.99</text:p>
          </table:table-cell>
          <table:table-cell table:style-name="ce30" office:value-type="float" office:value="37.43" calcext:value-type="float">
            <text:p>37.43</text:p>
          </table:table-cell>
          <table:table-cell table:style-name="ce30" office:value-type="float" office:value="20.4" calcext:value-type="float">
            <text:p>20.4</text:p>
          </table:table-cell>
          <table:table-cell table:style-name="ce43" office:value-type="float" office:value="32.1" calcext:value-type="float">
            <text:p>32.1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Market capitalization</text:p>
          </table:table-cell>
          <table:table-cell table:style-name="ce1" table:formula="of:=[.B24] * [.B25]" office:value-type="currency" office:currency="CNY" office:value="39628947663.58" calcext:value-type="currency">
            <text:p>￥39,628,947,663.58</text:p>
          </table:table-cell>
          <table:table-cell table:style-name="ce1" table:formula="of:=[.C24] * [.C25]" office:value-type="currency" office:currency="CNY" office:value="61005317315.5" calcext:value-type="currency">
            <text:p>￥61,005,317,315.50</text:p>
          </table:table-cell>
          <table:table-cell table:formula="of:=[.D24] * [.D25]" office:value-type="currency" office:currency="CNY" office:value="32610252964.8" calcext:value-type="currency">
            <text:p>￥32,610,252,964.80</text:p>
          </table:table-cell>
          <table:table-cell table:style-name="ce1" table:formula="of:=[.E24] * [.E25]" office:value-type="currency" office:currency="CNY" office:value="50517386106.6" calcext:value-type="currency">
            <text:p>￥50,517,386,106.6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1"/>
          <table:table-cell table:number-columns-repeated="4"/>
        </table:table-row>
        <table:table-row table:style-name="ro1">
          <table:table-cell table:style-name="ce4" office:value-type="string" calcext:value-type="string">
            <text:p>In EUR</text:p>
          </table:table-cell>
          <table:table-cell table:style-name="Default"/>
          <table:table-cell/>
          <table:table-cell table:style-name="Default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otal assets:</text:p>
          </table:table-cell>
          <table:table-cell table:style-name="ce2" table:formula="of:= [.B20] * [.$A$2]" office:value-type="currency" office:currency="EUR" office:value="20288764402.63" calcext:value-type="currency">
            <text:p>20,288,764,402.63 EUR</text:p>
          </table:table-cell>
          <table:table-cell table:style-name="ce2" table:formula="of:=[.C20] * [.$A$2]" office:value-type="currency" office:currency="EUR" office:value="17929129850.87" calcext:value-type="currency">
            <text:p>17,929,129,850.87 EUR</text:p>
          </table:table-cell>
          <table:table-cell table:style-name="ce2" table:formula="of:=[.D20] *[.$A$2]" office:value-type="currency" office:currency="EUR" office:value="10814647736.47" calcext:value-type="currency">
            <text:p>10,814,647,736.47 EUR</text:p>
          </table:table-cell>
          <table:table-cell table:style-name="ce23" table:formula="of:=[.E20] * [.$A$2]" office:value-type="currency" office:currency="EUR" office:value="7729258657.61" calcext:value-type="currency">
            <text:p>7,729,258,657.61 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hareholders eq</text:p>
          </table:table-cell>
          <table:table-cell table:style-name="ce2" table:formula="of:= [.B21] * [.$A$2]" office:value-type="currency" office:currency="EUR" office:value="8912908138.54" calcext:value-type="currency">
            <text:p>8,912,908,138.54 EUR</text:p>
          </table:table-cell>
          <table:table-cell table:style-name="ce2" table:formula="of:=[.C21] * [.$A$2]" office:value-type="currency" office:currency="EUR" office:value="7570085493.34" calcext:value-type="currency">
            <text:p>7,570,085,493.34 EUR</text:p>
          </table:table-cell>
          <table:table-cell table:style-name="ce2" table:formula="of:=[.D21] *[.$A$2]" office:value-type="currency" office:currency="EUR" office:value="5646932785.79" calcext:value-type="currency">
            <text:p>5,646,932,785.79 EUR</text:p>
          </table:table-cell>
          <table:table-cell table:style-name="ce23" table:formula="of:=[.E21] * [.$A$2]" office:value-type="currency" office:currency="EUR" office:value="5131805820.94" calcext:value-type="currency">
            <text:p>5,131,805,820.94 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 income /Net loss</text:p>
          </table:table-cell>
          <table:table-cell table:style-name="ce2" table:formula="of:= [.B22] * [.$A$2]" office:value-type="currency" office:currency="EUR" office:value="1005414892.5" calcext:value-type="currency">
            <text:p>1,005,414,892.50 EUR</text:p>
          </table:table-cell>
          <table:table-cell table:style-name="ce2" table:formula="of:=[.C22] * [.$A$2]" office:value-type="currency" office:currency="EUR" office:value="1475786351.25" calcext:value-type="currency">
            <text:p>1,475,786,351.25 EUR</text:p>
          </table:table-cell>
          <table:table-cell table:style-name="ce2" table:formula="of:=[.D22] *[.$A$2]" office:value-type="currency" office:currency="EUR" office:value="-253982529.56" calcext:value-type="currency">
            <text:p>-253,982,529.56 EUR</text:p>
          </table:table-cell>
          <table:table-cell table:style-name="ce23" table:formula="of:=[.E22] * [.$A$2]" office:value-type="currency" office:currency="EUR" office:value="-40172231.35" calcext:value-type="currency">
            <text:p>-40,172,231.35 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revenues</text:p>
          </table:table-cell>
          <table:table-cell table:style-name="ce14" table:formula="of:= [.B23] * [.$A$2]" office:value-type="currency" office:currency="EUR" office:value="18053159451.62" calcext:value-type="currency">
            <text:p>18,053,159,451.62 EUR</text:p>
          </table:table-cell>
          <table:table-cell table:style-name="ce14" table:formula="of:=[.C23] * [.$A$2]" office:value-type="currency" office:currency="EUR" office:value="15477700960.04" calcext:value-type="currency">
            <text:p>15,477,700,960.04 EUR</text:p>
          </table:table-cell>
          <table:table-cell table:style-name="ce14" table:formula="of:=[.D23] *[.$A$2]" office:value-type="currency" office:currency="EUR" office:value="5659493395.52" calcext:value-type="currency">
            <text:p>5,659,493,395.52 EUR</text:p>
          </table:table-cell>
          <table:table-cell table:style-name="ce24" table:formula="of:=[.E23] * [.$A$2]" office:value-type="currency" office:currency="EUR" office:value="3375412081.63" calcext:value-type="currency">
            <text:p>3,375,412,081.63 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capitalization</text:p>
          </table:table-cell>
          <table:table-cell table:style-name="ce14" table:formula="of:=[.B24] * [.$A$2]" office:value-type="currency" office:currency="EUR" office:value="206437248.41674" calcext:value-type="currency">
            <text:p>206,437,248.42 EUR</text:p>
          </table:table-cell>
          <table:table-cell table:style-name="ce14" table:formula="of:=[.C24] * [.$A$2]" office:value-type="currency" office:currency="EUR" office:value="203682460.7245" calcext:value-type="currency">
            <text:p>203,682,460.72 EUR</text:p>
          </table:table-cell>
          <table:table-cell table:style-name="ce14" table:formula="of:=[.D24] * [.$A$2]" office:value-type="currency" office:currency="EUR" office:value="199769770.24564" calcext:value-type="currency">
            <text:p>199,769,770.25 EUR</text:p>
          </table:table-cell>
          <table:table-cell table:style-name="ce14" table:formula="of:=[.E24] * [.$A$2]" office:value-type="currency" office:currency="EUR" office:value="196671580.73962" calcext:value-type="currency">
            <text:p>196,671,580.74 EUR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Podjetje</text:p>
          </table:table-cell>
          <table:table-cell table:style-name="ce4" office:value-type="string" calcext:value-type="string">
            <text:p>Kazalci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 table:number-columns-spanned="1" table:number-rows-spanned="6">
            <text:p>Great Wall motor company limited</text:p>
          </table:table-cell>
          <table:table-cell office:value-type="string" calcext:value-type="string">
            <text:p>ROE 1</text:p>
          </table:table-cell>
          <table:table-cell table:style-name="ce16" table:formula="of:= [.B5] / [.B4]" office:value-type="percentage" office:value="0.160671458869508" calcext:value-type="percentage">
            <text:p>16.07%</text:p>
          </table:table-cell>
          <table:table-cell table:style-name="ce16" table:formula="of:= [.D5] / [.D4]" office:value-type="percentage" office:value="0.126545927949961" calcext:value-type="percentage">
            <text:p>12.65%</text:p>
          </table:table-cell>
          <table:table-cell table:style-name="ce16" table:formula="of:= [.D5] / [.D4]" office:value-type="percentage" office:value="0.126545927949961" calcext:value-type="percentage">
            <text:p>12.65%</text:p>
          </table:table-cell>
          <table:table-cell table:style-name="ce16" table:formula="of:= [.E5] / [.E4]" office:value-type="percentage" office:value="0.108243662452512" calcext:value-type="percentage">
            <text:p>10.82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ROE 2</text:p>
          </table:table-cell>
          <table:table-cell table:style-name="ce16" table:formula="of:=[.B5] /[.B9]" office:value-type="percentage" office:value="0.893630305609326" calcext:value-type="percentage">
            <text:p>89.36%</text:p>
          </table:table-cell>
          <table:table-cell table:style-name="ce16" table:formula="of:=[.C5] /[.C9]" office:value-type="percentage" office:value="0.677420947323723" calcext:value-type="percentage">
            <text:p>67.74%</text:p>
          </table:table-cell>
          <table:table-cell table:style-name="ce16" table:formula="of:=[.D5] /[.D9]" office:value-type="percentage" office:value="0.735637717355869" calcext:value-type="percentage">
            <text:p>73.56%</text:p>
          </table:table-cell>
          <table:table-cell table:style-name="ce16" table:formula="of:=[.E5] /[.E9]" office:value-type="percentage" office:value="0.21479446514608" calcext:value-type="percentage">
            <text:p>21.48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ROA</text:p>
          </table:table-cell>
          <table:table-cell table:style-name="ce16" table:formula="of:=[.B5] / [.B3]" office:value-type="percentage" office:value="0.0584188334045927" calcext:value-type="percentage">
            <text:p>5.84%</text:p>
          </table:table-cell>
          <table:table-cell table:style-name="ce16" table:formula="of:=[.C5] / [.C3]" office:value-type="percentage" office:value="0.0348924462415137" calcext:value-type="percentage">
            <text:p>3.49%</text:p>
          </table:table-cell>
          <table:table-cell table:style-name="ce16" table:formula="of:=[.D5] / [.D3]" office:value-type="percentage" office:value="0.0445237796865143" calcext:value-type="percentage">
            <text:p>4.45%</text:p>
          </table:table-cell>
          <table:table-cell table:style-name="ce16" table:formula="of:=[.E5] / [.E3]" office:value-type="percentage" office:value="0.0383392646209061" calcext:value-type="percentage">
            <text:p>3.83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Equity multiplicator</text:p>
          </table:table-cell>
          <table:table-cell/>
          <table:table-cell table:style-name="Default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Assets turnover</text:p>
          </table:table-cell>
          <table:table-cell/>
          <table:table-cell table:style-name="Default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11"/>
          <table:table-cell office:value-type="string" calcext:value-type="string">
            <text:p>Profit margin</text:p>
          </table:table-cell>
          <table:table-cell table:style-name="ce17" table:formula="of:=[.B5] /[.B6]" office:value-type="percentage" office:value="0.0627731134773806" calcext:value-type="percentage">
            <text:p>6.28%</text:p>
          </table:table-cell>
          <table:table-cell table:style-name="ce17" table:formula="of:=[.C5] /[.C6]" office:value-type="percentage" office:value="0.0405445905123752" calcext:value-type="percentage">
            <text:p>4.05%</text:p>
          </table:table-cell>
          <table:table-cell table:style-name="ce17" table:formula="of:=[.D5] /[.D6]" office:value-type="percentage" office:value="0.0600903487667298" calcext:value-type="percentage">
            <text:p>6.01%</text:p>
          </table:table-cell>
          <table:table-cell table:style-name="ce17" table:formula="of:=[.E5] /[.E6]" office:value-type="percentage" office:value="0.0493019400373688" calcext:value-type="percentage">
            <text:p>4.93%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 table:number-columns-spanned="1" table:number-rows-spanned="6">
            <text:p>Li Auto</text:p>
          </table:table-cell>
          <table:table-cell office:value-type="string" calcext:value-type="string">
            <text:p>ROE 1</text:p>
          </table:table-cell>
          <table:table-cell table:style-name="ce36" table:formula="of:=[.B22]/[.B21]" office:value-type="percentage" office:value="0.112804359348496" calcext:value-type="percentage">
            <text:p>11.28%</text:p>
          </table:table-cell>
          <table:table-cell table:style-name="ce36" table:formula="of:=[.C22]/[.C21]" office:value-type="percentage" office:value="0.194949760151106" calcext:value-type="percentage">
            <text:p>19.49%</text:p>
          </table:table-cell>
          <table:table-cell table:style-name="ce36" table:formula="of:=[.D22]/[.D21]" office:value-type="percentage" office:value="-0.0449770767945254" calcext:value-type="percentage">
            <text:p>-4.50%</text:p>
          </table:table-cell>
          <table:table-cell table:style-name="ce36" table:formula="of:=[.E22]/[.E21]" office:value-type="percentage" office:value="-0.00782808873751221" calcext:value-type="percentage">
            <text:p>-0.78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ROE 2</text:p>
          </table:table-cell>
          <table:table-cell table:style-name="ce36" table:formula="of:=[.B22]/[.B26]" office:value-type="percentage" office:value="0.20301447488079" calcext:value-type="percentage">
            <text:p>20.30%</text:p>
          </table:table-cell>
          <table:table-cell table:style-name="ce36" table:formula="of:=[.C22]/[.C26]" office:value-type="percentage" office:value="0.193575339325374" calcext:value-type="percentage">
            <text:p>19.36%</text:p>
          </table:table-cell>
          <table:table-cell table:style-name="ce36" table:formula="of:=[.D22]/[.D26]" office:value-type="percentage" office:value="-0.0623223623010146" calcext:value-type="percentage">
            <text:p>-6.23%</text:p>
          </table:table-cell>
          <table:table-cell table:style-name="ce36" table:formula="of:=[.E22]/[.E26]" office:value-type="percentage" office:value="-0.00636325480739793" calcext:value-type="percentage">
            <text:p>-0.64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ROA</text:p>
          </table:table-cell>
          <table:table-cell table:style-name="ce36" table:formula="of:=[.B22]/[.B20]" office:value-type="percentage" office:value="0.0495552549454253" calcext:value-type="percentage">
            <text:p>4.96%</text:p>
          </table:table-cell>
          <table:table-cell table:style-name="ce36" table:formula="of:=[.C22]/[.C20]" office:value-type="percentage" office:value="0.0823122127802755" calcext:value-type="percentage">
            <text:p>8.23%</text:p>
          </table:table-cell>
          <table:table-cell table:style-name="ce36" table:formula="of:=[.D22]/[.D20]" office:value-type="percentage" office:value="-0.0234850487735722" calcext:value-type="percentage">
            <text:p>-2.35%</text:p>
          </table:table-cell>
          <table:table-cell table:style-name="ce36" table:formula="of:=[.E22]/[.E20]" office:value-type="percentage" office:value="-0.00519742359902105" calcext:value-type="percentage">
            <text:p>-0.52%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Equity multiplicator</text:p>
          </table:table-cell>
          <table:table-cell/>
          <table:table-cell table:style-name="Default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Assets turnover</text:p>
          </table:table-cell>
          <table:table-cell/>
          <table:table-cell table:style-name="Default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11"/>
          <table:table-cell office:value-type="string" calcext:value-type="string">
            <text:p>Profit margin</text:p>
          </table:table-cell>
          <table:table-cell table:style-name="ce17" table:formula="of:=[.B22]/[.B23]" office:value-type="percentage" office:value="0.0556919078455145" calcext:value-type="percentage">
            <text:p>5.57%</text:p>
          </table:table-cell>
          <table:table-cell table:style-name="ce17" table:formula="of:=[.C22]/[.C23]" office:value-type="percentage" office:value="0.0953491965673813" calcext:value-type="percentage">
            <text:p>9.53%</text:p>
          </table:table-cell>
          <table:table-cell table:style-name="ce17" table:formula="of:=[.D22]/[.D23]" office:value-type="percentage" office:value="-0.0448772552258918" calcext:value-type="percentage">
            <text:p>-4.49%</text:p>
          </table:table-cell>
          <table:table-cell table:style-name="ce17" table:formula="of:=[.E22]/[.E23]" office:value-type="percentage" office:value="-0.0119014302190329" calcext:value-type="percentage">
            <text:p>-1.19%</text:p>
          </table:table-cell>
          <table:table-cell table:number-columns-repeated="3"/>
        </table:table-row>
      </table:table>
      <table:named-expressions>
        <table:named-range table:name="WEBSERVICE" table:base-cell-address="$Sheet1.$F$1" table:cell-range-address="$Sheet1.$E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>CNY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NY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3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6:42:45.998996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8:57:34.455950961</meta:creation-date>
    <dc:date>2026-03-10T17:26:31.672367806</dc:date>
    <meta:editing-duration>PT1H31M22S</meta:editing-duration>
    <meta:editing-cycles>17</meta:editing-cycles>
    <meta:generator>LibreOffice/24.2.7.2$Linux_X86_64 LibreOffice_project/420$Build-2</meta:generator>
    <meta:document-statistic meta:table-count="1" meta:cell-count="186" meta:object-count="0"/>
  </office:meta>
</office:document-meta>
</file>